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9pt" style:font-size-asian="9pt"/>
    </style:style>
    <style:style style:name="P2" style:family="paragraph" style:parent-style-name="Standard">
      <style:text-properties officeooo:paragraph-rsid="00031585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style:font-name="Courier New" fo:font-size="9pt" style:font-size-asian="9pt"/>
    </style:style>
    <style:style style:name="T2" style:family="text">
      <style:text-properties style:font-name="Courier New" fo:font-size="9pt" fo:background-color="#cfe6ff" loext:char-shading-value="0" style:font-size-asian="9pt"/>
    </style:style>
    <style:style style:name="T3" style:family="text">
      <style:text-properties fo:color="#ff0000" style:font-name="Courier New" fo:font-size="9pt" style:font-size-asian="9pt"/>
    </style:style>
    <style:style style:name="T4" style:family="text">
      <style:text-properties fo:color="#ff3300" style:font-name="Courier New" fo:font-size="9pt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Mouse <text:s text:c="5"/>mus_musculus: 4:118187691 </text:span><text:span text:style-name="T2">CC</text:span><text:span text:style-name="T1">T</text:span><text:span text:style-name="T2">TCCCTCCC</text:span><text:span text:style-name="T1">TTCTTT</text:span><text:span text:style-name="T2">CCT</text:span><text:span text:style-name="T1">T</text:span><text:span text:style-name="T2">CCTTCTTCCTCTTT</text:span><text:span text:style-name="T1">CTTTTTTGTT <text:s text:c="5"/>mus_musculus: 4:118187735</text:span></text:p>
      <text:p text:style-name="Standard"><text:span text:style-name="T1">Rat <text:s text:c="2"/>rattus_norvegicus: 5:137160555 </text:span><text:span text:style-name="T2">CC</text:span><text:span text:style-name="T1">C</text:span><text:span text:style-name="T2">TCCCTCCC</text:span><text:span text:style-name="T1">‑‑‑‑‑A</text:span><text:span text:style-name="T2">CCT</text:span><text:span text:style-name="T1">C</text:span><text:span text:style-name="T2">CCTTCTTCCTCTTT</text:span><text:span text:style-name="T1">T......... rattus_norvegicus: 5:137160585</text:span></text:p>
      <text:p text:style-name="P1"/>
      <text:p text:style-name="Standard"><text:span text:style-name="T1">Mouse <text:s text:c="5"/>mus_musculus: 4:118187736 GTACTGGCAACTAAATCCGGGGAACTCATGCATGCTGGCTAAGGC <text:s text:c="5"/>mus_musculus: 4:118187780</text:span></text:p>
      <text:p text:style-name="P2"><text:span text:style-name="T1">Rat </text:span></text:p>
      <text:p text:style-name="P2"><text:span text:style-name="T1">............................................. <text:s text:c="27"/></text:span></text:p>
      <text:p text:style-name="P1"/>
      <text:p text:style-name="Standard"><text:span text:style-name="T1">Mouse <text:s text:c="5"/>mus_musculus: 4:118187781 TCTACCACCGAGCTAAGAACCAAGGCCTTTTTCAGAGATTTCCAA <text:s text:c="5"/>mus_musculus: 4:118187825</text:span></text:p>
      <text:p text:style-name="P2"><text:span text:style-name="T1">Rat </text:span></text:p>
      <text:p text:style-name="P2"><text:span text:style-name="T1">............................................. <text:s text:c="27"/></text:span></text:p>
      <text:p text:style-name="P1"/>
      <text:p text:style-name="Standard"><text:span text:style-name="T1">Mouse <text:s text:c="5"/>mus_musculus: 4:118187826 AATACTTTTGTTACAATGTGACAAAGAT</text:span><text:span text:style-name="T3">CTCTACGAAGTCCTTTG </text:span><text:span text:style-name="T1"><text:s text:c="5"/>mus_musculus: 4:118187870</text:span></text:p>
      <text:p text:style-name="P2"><text:span text:style-name="T1">Rat </text:span></text:p>
      <text:p text:style-name="P2"><text:span text:style-name="T1">............................................. <text:s text:c="27"/></text:span></text:p>
      <text:p text:style-name="P1"/>
      <text:p text:style-name="Standard"><text:span text:style-name="T1">Mouse <text:s text:c="5"/>mus_musculus: 4:118187871 </text:span><text:span text:style-name="T3">TCGGGGCCTCTTGGAATACTGTTCCTTTATCCCAGTGTATTGGAG</text:span><text:span text:style-name="T1"> <text:s text:c="5"/>mus_musculus: 4:118187915</text:span></text:p>
      <text:p text:style-name="P2"><text:span text:style-name="T1">Rat </text:span></text:p>
      <text:p text:style-name="P2"><text:span text:style-name="T1">............................................. <text:s text:c="27"/></text:span></text:p>
      <text:p text:style-name="P1"/>
      <text:p text:style-name="Standard"><text:span text:style-name="T1">Mouse <text:s text:c="5"/>mus_musculus: 4:118187916 </text:span><text:span text:style-name="T4">GAAGGG</text:span><text:span text:style-name="T1">TGGGAGAGGTGGAGGATAGGGGATAGGGGTGATGGTGGA <text:s text:c="5"/>mus_musculus: 4:118187960</text:span></text:p>
      <text:p text:style-name="P2"><text:span text:style-name="T1">Rat </text:span></text:p>
      <text:p text:style-name="P2"><text:span text:style-name="T1">............................................. <text:s text:c="27"/></text:span></text:p>
      <text:p text:style-name="P1"/>
      <text:p text:style-name="Standard"><text:span text:style-name="T1">Mouse <text:s text:c="5"/>mus_musculus: 4:118187961 GAGTGCTCCTTCTCTTGTTACTTTAAGGAGAGCATAAGTGTGTCA <text:s text:c="5"/>mus_musculus: 4:118188005</text:span></text:p>
      <text:p text:style-name="P2"><text:span text:style-name="T1">Rat </text:span></text:p>
      <text:p text:style-name="P2"><text:span text:style-name="T1">............................................. <text:s text:c="27"/></text:span></text:p>
      <text:p text:style-name="P1"/>
      <text:p text:style-name="Standard"><text:span text:style-name="T1">Mouse <text:s text:c="5"/>mus_musculus: 4:118188006 TTCAGCAGACAGACAAACAGCCAACCGTCCTCTCTTCTCACTTTC <text:s text:c="5"/>mus_musculus: 4:118188050</text:span></text:p>
      <text:p text:style-name="P2"><text:span text:style-name="T1">Rat </text:span></text:p>
      <text:p text:style-name="P2"><text:span text:style-name="T1">............................................. <text:s text:c="27"/></text:span></text:p>
      <text:p text:style-name="P1"/>
      <text:p text:style-name="Standard"><text:span text:style-name="T1">Mouse <text:s text:c="5"/>mus_musculus: 4:118188051 CTGTAGAAAGTTGAGTCCCTTGAATCTGGAGTGGCCCAGGAGGAC <text:s text:c="5"/>mus_musculus: 4:118188095</text:span></text:p>
      <text:p text:style-name="P2"><text:span text:style-name="T1">Rat </text:span></text:p>
      <text:p text:style-name="P2"><text:span text:style-name="T1">............................................. <text:s text:c="27"/></text:span></text:p>
      <text:p text:style-name="P1"/>
      <text:p text:style-name="Standard"><text:span text:style-name="T1">Mouse <text:s text:c="5"/>mus_musculus: 4:118188096 CATTTCCAGGAATGGTTCAGACTGGACTCTAACCCAGCCTCGTCT <text:s text:c="5"/>mus_musculus: 4:118188140</text:span></text:p>
      <text:p text:style-name="P2"><text:span text:style-name="T1">Rat </text:span></text:p>
      <text:p text:style-name="P2"><text:span text:style-name="T1">............................................. <text:s text:c="27"/></text:span></text:p>
      <text:p text:style-name="P1"/>
      <text:p text:style-name="Standard"><text:span text:style-name="T1">Mouse <text:s text:c="5"/>mus_musculus: 4:118188141 CCTCTCTGCGGTGAGGACCAGGCAGGACACAGCAGACAGGGCACA <text:s text:c="5"/>mus_musculus: 4:118188185</text:span></text:p>
      <text:p text:style-name="P2"><text:span text:style-name="T1">Rat </text:span></text:p>
      <text:p text:style-name="P2"><text:span text:style-name="T1">............................................. <text:s text:c="27"/></text:span></text:p>
      <text:p text:style-name="P1"/>
      <text:p text:style-name="Standard"><text:span text:style-name="T1">Mouse <text:s text:c="5"/>mus_musculus: 4:118188186 TTACGGGGTCAGGATTCAGCCTTCTTGACTGACTGTCTCAGTGCC <text:s text:c="5"/>mus_musculus: 4:118188230</text:span></text:p>
      <text:p text:style-name="P2"><text:span text:style-name="T1">Rat </text:span></text:p>
      <text:p text:style-name="P2"><text:span text:style-name="T1">............................................. <text:s text:c="27"/></text:span></text:p>
      <text:p text:style-name="P1"/>
      <text:p text:style-name="Standard"><text:span text:style-name="T1">Mouse <text:s text:c="5"/>mus_musculus: 4:118188231 TTCGAAAGCTGGTGTCTGTCAGCAGAGACCATGGAGCAGTGTGGT <text:s text:c="5"/>mus_musculus: 4:118188275</text:span></text:p>
      <text:p text:style-name="P2"><text:span text:style-name="T1">Rat </text:span></text:p>
      <text:p text:style-name="P2"><text:soft-page-break/><text:span text:style-name="T1">............................................. <text:s text:c="27"/></text:span></text:p>
      <text:p text:style-name="P1"/>
      <text:p text:style-name="Standard"><text:span text:style-name="T1">Mouse <text:s text:c="5"/>mus_musculus: 4:118188276 CTAGGTTATACAGCCAGATGCCACACCTCAGGGCTAGCTTCTTTA <text:s text:c="5"/>mus_musculus: 4:118188320</text:span></text:p>
      <text:p text:style-name="P2"><text:span text:style-name="T1">Rat </text:span></text:p>
      <text:p text:style-name="P2"><text:span text:style-name="T1">............................................. <text:s text:c="27"/></text:span></text:p>
      <text:p text:style-name="P1"/>
      <text:p text:style-name="Standard"><text:span text:style-name="T1">Mouse <text:s text:c="5"/>mus_musculus: 4:118188321 AGCTGTCTCTCCAGGGAAGTCCTTCATCATGTTGGGTCTTAGCTG <text:s text:c="5"/>mus_musculus: 4:118188365</text:span></text:p>
      <text:p text:style-name="P2"><text:span text:style-name="T1">Rat </text:span></text:p>
      <text:p text:style-name="P2"><text:span text:style-name="T1">............................................. <text:s text:c="27"/></text:span></text:p>
      <text:p text:style-name="P1"/>
      <text:p text:style-name="Standard"><text:span text:style-name="T1">Mouse <text:s text:c="5"/>mus_musculus: 4:118188366 TCTTCCCTGTGCGGTATGAATCAAGTTCTGCATTCAAGCTATTGC <text:s text:c="5"/>mus_musculus: 4:118188410</text:span></text:p>
      <text:p text:style-name="P2"><text:span text:style-name="T1">Rat </text:span></text:p>
      <text:p text:style-name="P2"><text:span text:style-name="T1">............................................. <text:s text:c="27"/></text:span></text:p>
      <text:p text:style-name="P1"/>
      <text:p text:style-name="Standard"><text:span text:style-name="T1">Mouse <text:s text:c="5"/>mus_musculus: 4:118188411 AATACAGAGGATTTCTAGAGATATGTGGAATAGTGAGGCATGTCC <text:s text:c="5"/>mus_musculus: 4:118188455</text:span></text:p>
      <text:p text:style-name="P2"><text:span text:style-name="T1">Rat </text:span></text:p>
      <text:p text:style-name="P2"><text:span text:style-name="T1">............................................. <text:s text:c="27"/></text:span></text:p>
      <text:p text:style-name="P1"/>
      <text:p text:style-name="Standard"><text:span text:style-name="T1">Mouse <text:s text:c="5"/>mus_musculus: 4:118188456 CTCACCATAAAAAAAAAAAAAATCCACAGAGTTAGGGCAAGCCAG <text:s text:c="5"/>mus_musculus: 4:118188500</text:span></text:p>
      <text:p text:style-name="P2"><text:span text:style-name="T1">Rat </text:span></text:p>
      <text:p text:style-name="P2"><text:span text:style-name="T1">............................................. <text:s text:c="27"/></text:span></text:p>
      <text:p text:style-name="P1"/>
      <text:p text:style-name="Standard"><text:span text:style-name="T1">Mouse <text:s text:c="5"/>mus_musculus: 4:118188501 TTGGCTCAGCCAGCGAAGGTGTTCTGAAGCCTAATGATGAAAGTT <text:s text:c="5"/>mus_musculus: 4:118188545</text:span></text:p>
      <text:p text:style-name="P2"><text:span text:style-name="T1">Rat </text:span></text:p>
      <text:p text:style-name="P2"><text:span text:style-name="T1">............................................. <text:s text:c="27"/></text:span></text:p>
      <text:p text:style-name="P1"/>
      <text:p text:style-name="Standard"><text:span text:style-name="T1">Mouse <text:s text:c="5"/>mus_musculus: 4:118188546 CCGATGCTTGGAACTCATGATCGAAGCACTCCTAAAAGCTGCTCT <text:s text:c="5"/>mus_musculus: 4:118188590</text:span></text:p>
      <text:p text:style-name="P2"><text:span text:style-name="T1">Rat </text:span></text:p>
      <text:p text:style-name="P2"><text:span text:style-name="T1">............................................. <text:s text:c="27"/></text:span></text:p>
      <text:p text:style-name="P1"/>
      <text:p text:style-name="Standard"><text:span text:style-name="T1">Mouse <text:s text:c="5"/>mus_musculus: 4:118188591 CCACATGCATACCATGGCACATGCCAATTGGAATACACACACACA <text:s text:c="5"/>mus_musculus: 4:118188635</text:span></text:p>
      <text:p text:style-name="P2"><text:span text:style-name="T1">Rat </text:span></text:p>
      <text:p text:style-name="P2"><text:span text:style-name="T1">............................................. <text:s text:c="27"/></text:span></text:p>
      <text:p text:style-name="P1"/>
      <text:p text:style-name="Standard"><text:span text:style-name="T1">Mouse <text:s text:c="5"/>mus_musculus: 4:118188636 CACACACACACACACACACACACACACACACACACACACACACTC <text:s text:c="5"/>mus_musculus: 4:118188680</text:span></text:p>
      <text:p text:style-name="P2"><text:span text:style-name="T1">Rat </text:span></text:p>
      <text:p text:style-name="P2"><text:span text:style-name="T1">............................................. <text:s text:c="27"/></text:span></text:p>
      <text:p text:style-name="P1"/>
      <text:p text:style-name="Standard"><text:span text:style-name="T1">Mouse <text:s text:c="5"/>mus_musculus: 4:118188681 CACAAGTAGTAAATAAAATAAAAACAAAAACGAAGGAACTCATTT <text:s text:c="5"/>mus_musculus: 4:118188725</text:span></text:p>
      <text:p text:style-name="P2"><text:span text:style-name="T1">Rat </text:span></text:p>
      <text:p text:style-name="P2"><text:span text:style-name="T1">............................................. <text:s text:c="27"/></text:span></text:p>
      <text:p text:style-name="P1"/>
      <text:p text:style-name="Standard"><text:span text:style-name="T1">Mouse <text:s text:c="5"/>mus_musculus: 4:118188726 AAAAGTAGCTGCCTAGACCCAGCCTCTCCTTGGCTACCTCTACAG <text:s text:c="5"/>mus_musculus: 4:118188770</text:span></text:p>
      <text:p text:style-name="P2"><text:span text:style-name="T1">Rat </text:span></text:p>
      <text:p text:style-name="P2"><text:span text:style-name="T1">............................................. <text:s text:c="27"/></text:span></text:p>
      <text:p text:style-name="P1"/>
      <text:p text:style-name="Standard"><text:span text:style-name="T1">Mouse <text:s text:c="5"/>mus_musculus: 4:118188771 CTCTGTGCCGGAGAAGCAGCATAAAGGTGGC</text:span><text:span text:style-name="T2">TC</text:span><text:span text:style-name="T1">T</text:span><text:span text:style-name="T2">CTGTGGCTTTC</text:span><text:span text:style-name="T1"> <text:s text:c="5"/>mus_musculus: 4:118188815</text:span></text:p>
      <text:p text:style-name="P2"><text:span text:style-name="T1">Rat <text:s text:c="2"/>rattus_norvegicus: 5:137160586 </text:span></text:p>
      <text:p text:style-name="P2"><text:span text:style-name="T1">...............................</text:span><text:span text:style-name="T2">TC</text:span><text:span text:style-name="T1">G</text:span><text:span text:style-name="T2">CTGTGGCTTTC</text:span><text:span text:style-name="T1"> rattus_norvegicus: 5:137160599</text:span></text:p>
      <text:p text:style-name="P1"/>
      <text:p text:style-name="Standard"><text:span text:style-name="T1">Mouse <text:s text:c="5"/>mus_musculus: 4:118188816 </text:span><text:soft-page-break/><text:span text:style-name="T2">CA</text:span><text:span text:style-name="T1">C</text:span><text:span text:style-name="T2">GC</text:span><text:span text:style-name="T1">TT</text:span><text:span text:style-name="T2">GGGCTAC</text:span><text:span text:style-name="T1">A</text:span><text:span text:style-name="T2">CTGT</text:span><text:span text:style-name="T1">TT</text:span><text:span text:style-name="T2">CTAC</text:span><text:span text:style-name="T1">‑‑</text:span><text:span text:style-name="T2">GA</text:span><text:span text:style-name="T1">C</text:span><text:span text:style-name="T2">TGGACCTGC</text:span><text:span text:style-name="T1">C</text:span><text:span text:style-name="T2">GGAGG</text:span><text:span text:style-name="T1"> <text:s text:c="5"/>mus_musculus: 4:118188858</text:span></text:p>
      <text:p text:style-name="Standard"><text:span text:style-name="T1">Rat <text:s text:c="2"/>rattus_norvegicus: 5:137160600 </text:span><text:span text:style-name="T2">CA</text:span><text:span text:style-name="T1">G</text:span><text:span text:style-name="T2">GC</text:span><text:span text:style-name="T1">G‑</text:span><text:span text:style-name="T2">GGGCTAC</text:span><text:span text:style-name="T1">C</text:span><text:span text:style-name="T2">CTGT</text:span><text:span text:style-name="T1">CC</text:span><text:span text:style-name="T2">CTAC</text:span><text:span text:style-name="T1">CG</text:span><text:span text:style-name="T2">GA</text:span><text:span text:style-name="T1">T</text:span><text:span text:style-name="T2">TGGACCTGC</text:span><text:span text:style-name="T1">A</text:span><text:span text:style-name="T2">GGAGG</text:span><text:span text:style-name="T1"> rattus_norvegicus: 5:137160643</text:span></text:p>
      <text:p text:style-name="P1"/>
      <text:p text:style-name="Standard"><text:span text:style-name="T1">Mouse <text:s text:c="5"/>mus_musculus: 4:118188859 G</text:span><text:span text:style-name="T2">AA</text:span><text:span text:style-name="T1">‑</text:span><text:span text:style-name="T2">GCTCTTTCATGCCACAAAACAGTTTATC</text:span><text:span text:style-name="T1">G</text:span><text:span text:style-name="T2">T</text:span><text:span text:style-name="T1">T‑</text:span><text:span text:style-name="T2">G</text:span><text:span text:style-name="T1">T</text:span><text:span text:style-name="T2">TCTGTTT</text:span><text:span text:style-name="T1"> <text:s text:c="5"/>mus_musculus: 4:118188901</text:span></text:p>
      <text:p text:style-name="Standard"><text:span text:style-name="T1">Rat <text:s text:c="2"/>rattus_norvegicus: 5:137160644 A</text:span><text:span text:style-name="T2">AA</text:span><text:span text:style-name="T1">A</text:span><text:span text:style-name="T2">GCTCTTTCATGCCACAAAACAGTTTATC</text:span><text:span text:style-name="T1">T</text:span><text:span text:style-name="T2">T</text:span><text:span text:style-name="T1">CC</text:span><text:span text:style-name="T2">G</text:span><text:span text:style-name="T1">G</text:span><text:span text:style-name="T2">TCTGTTT</text:span><text:span text:style-name="T1"> rattus_norvegicus: 5:137160688</text:span></text:p>
      <text:p text:style-name="P1"/>
      <text:p text:style-name="Standard"><text:span text:style-name="T1">Mouse <text:s text:c="5"/>mus_musculus: 4:118188902 </text:span><text:span text:style-name="T2">CTTGAGCAGCT</text:span><text:span text:style-name="T1">C</text:span><text:span text:style-name="T2">GTCTGACCTTA</text:span><text:span text:style-name="T1">‑</text:span><text:span text:style-name="T2">CACCTTCAGGGA</text:span><text:span text:style-name="T1">G</text:span><text:span text:style-name="T2">A</text:span><text:span text:style-name="T1">AGCT</text:span><text:span text:style-name="T2">T</text:span><text:span text:style-name="T1">T</text:span><text:span text:style-name="T2">C</text:span><text:span text:style-name="T1"> <text:s text:c="5"/>mus_musculus: 4:118188945</text:span></text:p>
      <text:p text:style-name="Standard"><text:span text:style-name="T1">Rat <text:s text:c="2"/>rattus_norvegicus: 5:137160689 </text:span><text:span text:style-name="T2">CTTGAGCAGCT</text:span><text:span text:style-name="T1">T</text:span><text:span text:style-name="T2">GTCTGACCTTA</text:span><text:span text:style-name="T1">T</text:span><text:span text:style-name="T2">CACCTTCAGGGA</text:span><text:span text:style-name="T1">A</text:span><text:span text:style-name="T2">A</text:span><text:span text:style-name="T1">GCTC</text:span><text:span text:style-name="T2">T</text:span><text:span text:style-name="T1">C</text:span><text:span text:style-name="T2">C</text:span><text:span text:style-name="T1"> rattus_norvegicus: 5:137160733</text:span></text:p>
      <text:p text:style-name="P1"/>
      <text:p text:style-name="Standard"><text:span text:style-name="T1">Mouse <text:s text:c="5"/>mus_musculus: 4:118188946 </text:span><text:span text:style-name="T2">C</text:span><text:span text:style-name="T1">C</text:span><text:span text:style-name="T2">AGGAT</text:span><text:span text:style-name="T1">C</text:span><text:span text:style-name="T2">CCAATAGCCTTTGG</text:span><text:span text:style-name="T1">A</text:span><text:span text:style-name="T2">C</text:span><text:span text:style-name="T1">T‑</text:span><text:span text:style-name="T2">A</text:span><text:span text:style-name="T1">G</text:span><text:span text:style-name="T2">GGAGC</text:span><text:span text:style-name="T1">G</text:span><text:span text:style-name="T2">A</text:span><text:span text:style-name="T1">T</text:span><text:span text:style-name="T2">CTTGGGG</text:span><text:span text:style-name="T1">T</text:span><text:span text:style-name="T2">A</text:span><text:span text:style-name="T1"> <text:s text:c="5"/>mus_musculus: 4:118188989</text:span></text:p>
      <text:p text:style-name="Standard"><text:span text:style-name="T1">Rat <text:s text:c="2"/>rattus_norvegicus: 5:137160734 </text:span><text:span text:style-name="T2">C</text:span><text:span text:style-name="T1">A</text:span><text:span text:style-name="T2">AGGAT</text:span><text:span text:style-name="T1">T</text:span><text:span text:style-name="T2">CCAATAGCCTTTGG</text:span><text:span text:style-name="T1">G</text:span><text:span text:style-name="T2">C</text:span><text:span text:style-name="T1">CC</text:span><text:span text:style-name="T2">A</text:span><text:span text:style-name="T1">A</text:span><text:span text:style-name="T2">GGAGC</text:span><text:span text:style-name="T1">A</text:span><text:span text:style-name="T2">A</text:span><text:span text:style-name="T1">‑</text:span><text:span text:style-name="T2">CTTGGGG</text:span><text:span text:style-name="T1">G</text:span><text:span text:style-name="T2">A</text:span><text:span text:style-name="T1"> rattus_norvegicus: 5:137160777</text:span></text:p>
      <text:p text:style-name="P1"/>
      <text:p text:style-name="Standard"><text:span text:style-name="T1">Mouse <text:s text:c="5"/>mus_musculus: 4:118188990 </text:span><text:span text:style-name="T2">AAAAGCAAT</text:span><text:span text:style-name="T1">T</text:span><text:span text:style-name="T2">T</text:span><text:span text:style-name="T1">G</text:span><text:span text:style-name="T2">GGGT</text:span><text:span text:style-name="T1">T</text:span><text:span text:style-name="T2">AAG</text:span><text:span text:style-name="T1">G</text:span><text:span text:style-name="T2">AGG</text:span><text:span text:style-name="T1">T</text:span><text:span text:style-name="T2">A</text:span><text:span text:style-name="T1">T</text:span><text:span text:style-name="T2">CTTG</text:span><text:span text:style-name="T1">CA</text:span><text:span text:style-name="T2">C</text:span><text:span text:style-name="T1">TGAG</text:span><text:span text:style-name="T2">AAG</text:span><text:span text:style-name="T1">CA</text:span><text:span text:style-name="T2">AC</text:span><text:span text:style-name="T1"> <text:s text:c="5"/>mus_musculus: 4:118189034</text:span></text:p>
      <text:p text:style-name="Standard"><text:span text:style-name="T1">Rat <text:s text:c="2"/>rattus_norvegicus: 5:137160778 </text:span><text:span text:style-name="T2">AAAAGCAAT</text:span><text:span text:style-name="T1">C</text:span><text:span text:style-name="T2">T</text:span><text:span text:style-name="T1">T</text:span><text:span text:style-name="T2">GGGT</text:span><text:span text:style-name="T1">‑</text:span><text:span text:style-name="T2">AAG</text:span><text:span text:style-name="T1">A</text:span><text:span text:style-name="T2">AGG</text:span><text:span text:style-name="T1">G</text:span><text:span text:style-name="T2">A</text:span><text:span text:style-name="T1">‑</text:span><text:span text:style-name="T2">CTTG</text:span><text:span text:style-name="T1">GG</text:span><text:span text:style-name="T2">C</text:span><text:span text:style-name="T1">AAGA</text:span><text:span text:style-name="T2">AAG</text:span><text:span text:style-name="T1">‑‑</text:span><text:span text:style-name="T2">AC</text:span><text:span text:style-name="T1"> rattus_norvegicus: 5:137160818</text:span></text:p>
      <text:p text:style-name="P1"/>
      <text:p text:style-name="Standard"><text:span text:style-name="T1">Mouse <text:s text:c="5"/>mus_musculus: 4:118189035 </text:span><text:span text:style-name="T2">TT</text:span><text:span text:style-name="T1">TAGTC</text:span><text:span text:style-name="T2">CGAGA</text:span><text:span text:style-name="T1">G</text:span><text:span text:style-name="T2">CTATTCTACTGGAAATGTTAGCTCTG</text:span><text:span text:style-name="T1">C</text:span><text:span text:style-name="T2">TCTGT</text:span><text:span text:style-name="T1"> <text:s text:c="5"/>mus_musculus: 4:118189079</text:span></text:p>
      <text:p text:style-name="Standard"><text:span text:style-name="T1">Rat <text:s text:c="2"/>rattus_norvegicus: 5:137160819 </text:span><text:span text:style-name="T2">TT</text:span><text:span text:style-name="T1">GTCGT</text:span><text:span text:style-name="T2">CGAGA</text:span><text:span text:style-name="T1">‑</text:span><text:span text:style-name="T2">CTATTCTACTGGAAATGTTAGCTCTG</text:span><text:span text:style-name="T1">A</text:span><text:span text:style-name="T2">TCTGT</text:span><text:span text:style-name="T1"> rattus_norvegicus: 5:137160862</text:span></text:p>
      <text:p text:style-name="P1"/>
      <text:p text:style-name="Standard"><text:span text:style-name="T1">Mouse <text:s text:c="5"/>mus_musculus: 4:118189080 </text:span><text:span text:style-name="T2">AAACATGACAC</text:span><text:span text:style-name="T1">T</text:span><text:span text:style-name="T2">C</text:span><text:span text:style-name="T1">G</text:span><text:span text:style-name="T2">AGCATTTCCATGCCCTGTTTCTTGG</text:span><text:span text:style-name="T1">‑</text:span><text:span text:style-name="T2">CCCAA</text:span><text:span text:style-name="T1"> <text:s text:c="5"/>mus_musculus: 4:118189123</text:span></text:p>
      <text:p text:style-name="Standard"><text:span text:style-name="T1">Rat <text:s text:c="2"/>rattus_norvegicus: 5:137160863 </text:span><text:span text:style-name="T2">AAACATGACAC</text:span><text:span text:style-name="T1">‑</text:span><text:span text:style-name="T2">C</text:span><text:span text:style-name="T1">A</text:span><text:span text:style-name="T2">AGCATTTCCATGCCCTGTTTCTTGG</text:span><text:span text:style-name="T1">G</text:span><text:span text:style-name="T2">CCCAA</text:span><text:span text:style-name="T1"> rattus_norvegicus: 5:137160906</text:span></text:p>
      <text:p text:style-name="P1"/>
      <text:p text:style-name="Standard"><text:span text:style-name="T1">Mouse <text:s text:c="5"/>mus_musculus: 4:118189124 </text:span><text:span text:style-name="T2">GG</text:span><text:span text:style-name="T1">G</text:span><text:span text:style-name="T2">T</text:span><text:span text:style-name="T1">T</text:span><text:span text:style-name="T2">TTG</text:span><text:span text:style-name="T1">T</text:span><text:span text:style-name="T2">TG</text:span><text:span text:style-name="T1">TG</text:span><text:span text:style-name="T2">GT</text:span><text:span text:style-name="T1">T</text:span><text:span text:style-name="T2">A</text:span><text:span text:style-name="T1">A</text:span><text:span text:style-name="T2">TACTGTG</text:span><text:span text:style-name="T1">GTCT</text:span><text:span text:style-name="T2">GTCTATTTTATGCT</text:span><text:span text:style-name="T1">T</text:span><text:span text:style-name="T2">C</text:span><text:span text:style-name="T1"> <text:s text:c="5"/>mus_musculus: 4:118189168</text:span></text:p>
      <text:p text:style-name="Standard"><text:span text:style-name="T1">Rat <text:s text:c="2"/>rattus_norvegicus: 5:137160907 </text:span><text:span text:style-name="T2">GG</text:span><text:span text:style-name="T1">T</text:span><text:span text:style-name="T2">T</text:span><text:span text:style-name="T1">G</text:span><text:span text:style-name="T2">TTG</text:span><text:span text:style-name="T1">C</text:span><text:span text:style-name="T2">TG</text:span><text:span text:style-name="T1">‑‑</text:span><text:span text:style-name="T2">GT</text:span><text:span text:style-name="T1">A</text:span><text:span text:style-name="T2">A</text:span><text:span text:style-name="T1">T</text:span><text:span text:style-name="T2">TACTGTG</text:span><text:span text:style-name="T1">‑‑TC</text:span><text:span text:style-name="T2">GTCTATTTTATGCT</text:span><text:span text:style-name="T1">‑</text:span><text:span text:style-name="T2">C</text:span><text:span text:style-name="T1"> rattus_norvegicus: 5:137160946</text:span></text:p>
      <text:p text:style-name="P1"/>
      <text:p text:style-name="Standard"><text:span text:style-name="T1">Mouse <text:s text:c="5"/>mus_musculus: 4:118189169 </text:span><text:span text:style-name="T2">ATCT</text:span><text:span text:style-name="T1">T</text:span><text:span text:style-name="T2">CC</text:span><text:span text:style-name="T1">T</text:span><text:span text:style-name="T2">GGAAACAGTAAAA</text:span><text:span text:style-name="T1">TGT</text:span><text:span text:style-name="T2">TTAGCTGTCACACATTCT</text:span><text:span text:style-name="T1">TGG <text:s text:c="5"/>mus_musculus: 4:118189213</text:span></text:p>
      <text:p text:style-name="Standard"><text:span text:style-name="T1">Rat <text:s text:c="2"/>rattus_norvegicus: 5:137160947 </text:span><text:span text:style-name="T2">ATCT</text:span><text:span text:style-name="T1">C</text:span><text:span text:style-name="T2">CC</text:span><text:span text:style-name="T1">‑</text:span><text:span text:style-name="T2">GGAAACAGTAAAA</text:span><text:span text:style-name="T1">ATG</text:span><text:span text:style-name="T2">TTAGCTGTCACACATTCT</text:span><text:span text:style-name="T1">GCT rattus_norvegicus: 5:137160990</text:span></text:p>
      <text:p text:style-name="P1"/>
      <text:p text:style-name="Standard"><text:span text:style-name="T1">Mouse <text:s text:c="5"/>mus_musculus: 4:118189214 </text:span><text:span text:style-name="T2">CTC</text:span><text:span text:style-name="T1">GT</text:span><text:span text:style-name="T2">GCTTTGCCTTGG</text:span><text:span text:style-name="T1">G</text:span><text:span text:style-name="T2">CCAGCTGTGTC</text:span><text:span text:style-name="T1">‑‑‑‑‑</text:span><text:span text:style-name="T2">AC</text:span><text:span text:style-name="T1">T</text:span><text:span text:style-name="T2">GTGAGCAA</text:span><text:span text:style-name="T1"> <text:s text:c="5"/>mus_musculus: 4:118189253</text:span></text:p>
      <text:p text:style-name="Standard"><text:span text:style-name="T1">Rat <text:s text:c="2"/>rattus_norvegicus: 5:137160991 </text:span><text:span text:style-name="T2">CTC</text:span><text:span text:style-name="T1">A‑</text:span><text:span text:style-name="T2">GCTTTGCCTTGG</text:span><text:span text:style-name="T1">‑</text:span><text:span text:style-name="T2">CCAGCTGTGTC</text:span><text:span text:style-name="T1">TCACT</text:span><text:span text:style-name="T2">AC</text:span><text:span text:style-name="T1">N</text:span><text:span text:style-name="T2">GTGAGCAA</text:span><text:span text:style-name="T1"> rattus_norvegicus: 5:137161033</text:span></text:p>
      <text:p text:style-name="P1"/>
      <text:p text:style-name="Standard"><text:span text:style-name="T1">Mouse <text:s text:c="5"/>mus_musculus: 4:118189254 </text:span><text:span text:style-name="T2">CACAATGGAATCTC</text:span><text:span text:style-name="T1">A</text:span><text:span text:style-name="T2">GGACTTTAGACC</text:span><text:span text:style-name="T1">A</text:span><text:span text:style-name="T2">GAGA</text:span><text:span text:style-name="T1">G</text:span><text:span text:style-name="T2">A</text:span><text:span text:style-name="T1">A</text:span><text:span text:style-name="T2">CCAATACAA</text:span><text:span text:style-name="T1">T <text:s text:c="5"/>mus_musculus: 4:118189298</text:span></text:p>
      <text:p text:style-name="Standard"><text:span text:style-name="T1">Rat <text:s text:c="2"/>rattus_norvegicus: 5:137161034 </text:span><text:span text:style-name="T2">CACAATGGAATCTC</text:span><text:span text:style-name="T1">G</text:span><text:span text:style-name="T2">GGACTTTAGACC</text:span><text:span text:style-name="T1">G</text:span><text:span text:style-name="T2">GAGA</text:span><text:span text:style-name="T1">A</text:span><text:span text:style-name="T2">A</text:span><text:span text:style-name="T1">G</text:span><text:span text:style-name="T2">CCAATACAA</text:span><text:span text:style-name="T1">C rattus_norvegicus: 5:137161078</text:span></text:p>
      <text:p text:style-name="P1"/>
      <text:p text:style-name="Standard"><text:span text:style-name="T1">Mouse <text:s text:c="5"/>mus_musculus: 4:118189299 </text:span><text:span text:style-name="T2">CCCTTCACTG</text:span><text:span text:style-name="T1">AA</text:span><text:span text:style-name="T2">GGGAAATGA</text:span><text:span text:style-name="T1">G</text:span><text:span text:style-name="T2">GCATTGAATGAGGTGAGGAAGAG</text:span><text:span text:style-name="T1"> <text:s text:c="5"/>mus_musculus: 4:118189343</text:span></text:p>
      <text:p text:style-name="Standard"><text:span text:style-name="T1">Rat <text:s text:c="2"/>rattus_norvegicus: 5:137161079 </text:span><text:span text:style-name="T2">CCCTTCACTG</text:span><text:span text:style-name="T1">G‑</text:span><text:span text:style-name="T2">GGGAAATGA</text:span><text:span text:style-name="T1">A</text:span><text:span text:style-name="T2">GCATTGAATGAGGTGAGGAAGAG</text:span><text:span text:style-name="T1"> rattus_norvegicus: 5:137161122</text:span></text:p>
      <text:p text:style-name="P1"/>
      <text:p text:style-name="Standard"><text:span text:style-name="T1">Mouse <text:s text:c="5"/>mus_musculus: 4:118189344 </text:span><text:span text:style-name="T2">AGATTG</text:span><text:span text:style-name="T1">G</text:span><text:span text:style-name="T2">AC</text:span><text:span text:style-name="T1">C</text:span><text:span text:style-name="T2">ACAGAAATGTCAAA</text:span><text:span text:style-name="T1">G</text:span><text:span text:style-name="T2">TGGCCCTT</text:span><text:span text:style-name="T1">T</text:span><text:span text:style-name="T2">TCAAGGTCATC</text:span><text:span text:style-name="T1"> <text:s text:c="5"/>mus_musculus: 4:118189388</text:span></text:p>
      <text:p text:style-name="Standard"><text:span text:style-name="T1">Rat <text:s text:c="2"/>rattus_norvegicus: 5:137161123 </text:span><text:span text:style-name="T2">AGATTG</text:span><text:span text:style-name="T1">A</text:span><text:span text:style-name="T2">AC</text:span><text:span text:style-name="T1">T</text:span><text:span text:style-name="T2">ACAGAAATGTCAAA</text:span><text:span text:style-name="T1">A</text:span><text:span text:style-name="T2">TGGCCCTT</text:span><text:span text:style-name="T1">C</text:span><text:span text:style-name="T2">TCAAGGTCATC</text:span><text:span text:style-name="T1"> rattus_norvegicus: 5:137161167</text:span></text:p>
      <text:p text:style-name="P1"><text:soft-page-break/></text:p>
      <text:p text:style-name="Standard"><text:span text:style-name="T1">Mouse <text:s text:c="5"/>mus_musculus: 4:118189389 TCT</text:span><text:span text:style-name="T2">GTTCG</text:span><text:span text:style-name="T1">CCTG</text:span><text:span text:style-name="T2">TCTCT</text:span><text:span text:style-name="T1">A</text:span><text:span text:style-name="T2">TAGAATC</text:span><text:span text:style-name="T1">T</text:span><text:span text:style-name="T2">GCCT</text:span><text:span text:style-name="T1">C</text:span><text:span text:style-name="T2">TCCAGTGTGTAAAA</text:span><text:span text:style-name="T1"> <text:s text:c="5"/>mus_musculus: 4:118189433</text:span></text:p>
      <text:p text:style-name="Standard"><text:span text:style-name="T1">Rat <text:s text:c="2"/>rattus_norvegicus: 5:137161168 CGA</text:span><text:span text:style-name="T2">GTTCG</text:span><text:span text:style-name="T1">‑‑‑‑</text:span><text:span text:style-name="T2">TCTCT</text:span><text:span text:style-name="T1">C</text:span><text:span text:style-name="T2">TAGAATC</text:span><text:span text:style-name="T1">C</text:span><text:span text:style-name="T2">GCCT</text:span><text:span text:style-name="T1">T</text:span><text:span text:style-name="T2">TCCAGTGTGTAAAA</text:span><text:span text:style-name="T1"> rattus_norvegicus: 5:137161208</text:span></text:p>
      <text:p text:style-name="P1"/>
      <text:p text:style-name="Standard"><text:span text:style-name="T1">Mouse <text:s text:c="5"/>mus_musculus: 4:118189434 </text:span><text:span text:style-name="T2">CAAACCTT</text:span><text:span text:style-name="T1">G</text:span><text:span text:style-name="T2">GAGTAG</text:span><text:span text:style-name="T1">G</text:span><text:span text:style-name="T2">T</text:span><text:span text:style-name="T1">A</text:span><text:span text:style-name="T2">GCCACTGGATAT</text:span><text:span text:style-name="T1">C</text:span><text:span text:style-name="T2">CTTCCATGCACA</text:span><text:span text:style-name="T1">A</text:span><text:span text:style-name="T2">G</text:span><text:span text:style-name="T1"> <text:s text:c="5"/>mus_musculus: 4:118189478</text:span></text:p>
      <text:p text:style-name="Standard"><text:span text:style-name="T1">Rat <text:s text:c="2"/>rattus_norvegicus: 5:137161209 </text:span><text:span text:style-name="T2">CAAACCTT</text:span><text:span text:style-name="T1">A</text:span><text:span text:style-name="T2">GAGTAG</text:span><text:span text:style-name="T1">A</text:span><text:span text:style-name="T2">T</text:span><text:span text:style-name="T1">G</text:span><text:span text:style-name="T2">GCCACTGGATAT</text:span><text:span text:style-name="T1">T</text:span><text:span text:style-name="T2">CTTCCATGCACA</text:span><text:span text:style-name="T1">C</text:span><text:span text:style-name="T2">G</text:span><text:span text:style-name="T1"> rattus_norvegicus: 5:137161253</text:span></text:p>
      <text:p text:style-name="P1"/>
      <text:p text:style-name="Standard"><text:span text:style-name="T1">Mouse <text:s text:c="5"/>mus_musculus: 4:118189479 </text:span><text:span text:style-name="T2">TTTCACA</text:span><text:span text:style-name="T1">‑‑‑‑‑‑‑‑‑</text:span><text:span text:style-name="T2">GCTAT</text:span><text:span text:style-name="T1">T</text:span><text:span text:style-name="T2">TCTCT</text:span><text:span text:style-name="T1">GTG</text:span><text:span text:style-name="T2">TGTAAATC</text:span><text:span text:style-name="T1">AG</text:span><text:span text:style-name="T2">CTGTG</text:span><text:span text:style-name="T1"> <text:s text:c="5"/>mus_musculus: 4:118189514</text:span></text:p>
      <text:p text:style-name="Standard"><text:span text:style-name="T1">Rat <text:s text:c="2"/>rattus_norvegicus: 5:137161254 </text:span><text:span text:style-name="T2">TTTCACA</text:span><text:span text:style-name="T1">ACTATTTTA</text:span><text:span text:style-name="T2">GCTAT</text:span><text:span text:style-name="T1">C</text:span><text:span text:style-name="T2">TCTCT</text:span><text:span text:style-name="T1">ACA</text:span><text:span text:style-name="T2">TGTAAATC</text:span><text:span text:style-name="T1">CA</text:span><text:span text:style-name="T2">CTGTG</text:span><text:span text:style-name="T1"> rattus_norvegicus: 5:137161298</text:span></text:p>
      <text:p text:style-name="P1"/>
      <text:p text:style-name="P2"><text:span text:style-name="T1">Mouse <text:s text:c="5"/>mus_musculus: 4:118189515 </text:span></text:p>
      <text:p text:style-name="P2"><text:span text:style-name="T1">TC</text:span><text:span text:style-name="T2">ATTAAATTCTTTATAGAG</text:span><text:span text:style-name="T1">AG</text:span><text:span text:style-name="T2">T</text:span><text:span text:style-name="T1">‑C</text:span><text:span text:style-name="T2">CCC</text:span><text:span text:style-name="T1">C</text:span><text:span text:style-name="T2">GG</text:span><text:span text:style-name="T1">T</text:span><text:span text:style-name="T2">CAAGT</text:span><text:span text:style-name="T1"> <text:s text:c="13"/>mus_musculus: 4:118189550</text:span></text:p>
      <text:p text:style-name="P2"><text:span text:style-name="T1">Rat <text:s text:c="2"/>rattus_norvegicus: 5:137161299 </text:span></text:p>
      <text:p text:style-name="P2"><text:span text:style-name="T1">CT</text:span><text:span text:style-name="T2">ATTAAATTCTTTATAGAG</text:span><text:span text:style-name="T1">TT</text:span><text:span text:style-name="T2">T</text:span><text:span text:style-name="T1">GT</text:span><text:span text:style-name="T2">CCC</text:span><text:span text:style-name="T1">T</text:span><text:span text:style-name="T2">GG</text:span><text:span text:style-name="T1">C</text:span><text:span text:style-name="T2">CAAGT</text:span><text:span text:style-name="T1"> <text:s text:c="8"/>rattus_norvegicus: 5:137161335</text:span></text:p>
      <text:p text:style-name="P2"><text:span text:style-name="T1"/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4T10:12:00</meta:creation-date>
    <dc:date>2021-04-14T15:58:34.207110442</dc:date>
    <dc:description>written by /net/isilonP/public/ro/ensweb-software/sharedsw/best/paths/apache/httpd [Perl RTF::Writer v1.11]</dc:description>
    <meta:editing-duration>PT13M55S</meta:editing-duration>
    <meta:editing-cycles>1</meta:editing-cycles>
    <meta:document-statistic meta:table-count="0" meta:image-count="0" meta:object-count="0" meta:page-count="4" meta:paragraph-count="110" meta:word-count="412" meta:character-count="8664" meta:non-whitespace-character-count="7218"/>
    <meta:generator>LibreOffice/5.1.6.2$Linux_X86_64 LibreOffice_project/10m0$Build-2</meta:generator>
  </office:meta>
</office:document-meta>
</file>